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style-name="ce4" table:number-columns-repeated="1012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6454" calcext:value-type="float">
            <text:p>0.00645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66851" calcext:value-type="float">
            <text:p>0.06685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53856" calcext:value-type="float">
            <text:p>0.05385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5086" calcext:value-type="float">
            <text:p>0.0508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51455" calcext:value-type="float">
            <text:p>0.051455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3" office:value-type="float" office:value="0.010588" calcext:value-type="float">
            <text:p>0.010588</text:p>
          </table:table-cell>
          <table:table-cell table:style-name="ce3" office:value-type="float" office:value="0.000014" calcext:value-type="float">
            <text:p>1.4E-05</text:p>
          </table:table-cell>
          <table:table-cell table:style-name="ce3" office:value-type="float" office:value="0.000086" calcext:value-type="float">
            <text:p>8.6E-05</text:p>
          </table:table-cell>
          <table:table-cell table:style-name="ce3" office:value-type="float" office:value="0.060539" calcext:value-type="float">
            <text:p>0.060539</text:p>
          </table:table-cell>
          <table:table-cell table:style-name="ce3" office:value-type="float" office:value="0.000102" calcext:value-type="float">
            <text:p>0.000102</text:p>
          </table:table-cell>
          <table:table-cell table:style-name="ce3" office:value-type="float" office:value="0.053923" calcext:value-type="float">
            <text:p>0.053923</text:p>
          </table:table-cell>
          <table:table-cell table:style-name="ce3" office:value-type="float" office:value="0.000051" calcext:value-type="float">
            <text:p>5.1E-05</text:p>
          </table:table-cell>
          <table:table-cell table:style-name="ce3" office:value-type="float" office:value="0.052218" calcext:value-type="float">
            <text:p>0.052218</text:p>
          </table:table-cell>
          <table:table-cell table:style-name="ce3" office:value-type="float" office:value="0.000062" calcext:value-type="float">
            <text:p>6.2E-05</text:p>
          </table:table-cell>
          <table:table-cell table:style-name="ce3" office:value-type="float" office:value="0.052853" calcext:value-type="float">
            <text:p>0.052853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63107" calcext:value-type="float">
            <text:p>0.063107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54783" calcext:value-type="float">
            <text:p>0.05478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55964" calcext:value-type="float">
            <text:p>0.05596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52518" calcext:value-type="float">
            <text:p>0.0525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153" calcext:value-type="float">
            <text:p>0.01153</text:p>
          </table:table-cell>
          <table:table-cell table:style-name="ce3" office:value-type="float" office:value="0.000005" calcext:value-type="float">
            <text:p>5E-06</text:p>
          </table:table-cell>
          <table:table-cell table:style-name="ce3" office:value-type="float" office:value="0.000118" calcext:value-type="float">
            <text:p>0.000118</text:p>
          </table:table-cell>
          <table:table-cell table:style-name="ce3" office:value-type="float" office:value="0.063249" calcext:value-type="float">
            <text:p>0.063249</text:p>
          </table:table-cell>
          <table:table-cell table:style-name="ce3" office:value-type="float" office:value="0.000162" calcext:value-type="float">
            <text:p>0.000162</text:p>
          </table:table-cell>
          <table:table-cell table:style-name="ce3" office:value-type="float" office:value="0.054889" calcext:value-type="float">
            <text:p>0.054889</text:p>
          </table:table-cell>
          <table:table-cell table:style-name="ce3" office:value-type="float" office:value="0.000076" calcext:value-type="float">
            <text:p>7.6E-05</text:p>
          </table:table-cell>
          <table:table-cell table:style-name="ce3" office:value-type="float" office:value="0.052294" calcext:value-type="float">
            <text:p>0.052294</text:p>
          </table:table-cell>
          <table:table-cell table:style-name="ce3" office:value-type="float" office:value="0.000092" calcext:value-type="float">
            <text:p>9.2E-05</text:p>
          </table:table-cell>
          <table:table-cell table:style-name="ce3" office:value-type="float" office:value="0.053067" calcext:value-type="float">
            <text:p>0.053067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28605" calcext:value-type="float">
            <text:p>0.0286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66288" calcext:value-type="float">
            <text:p>0.066288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51798" calcext:value-type="float">
            <text:p>0.051798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50577" calcext:value-type="float">
            <text:p>0.050577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86674" calcext:value-type="float">
            <text:p>0.08667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064031" calcext:value-type="float">
            <text:p>0.0640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2632" calcext:value-type="float">
            <text:p>0.052632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51961" calcext:value-type="float">
            <text:p>0.05196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51078" calcext:value-type="float">
            <text:p>0.0510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0.061758" calcext:value-type="float">
            <text:p>0.06175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53654" calcext:value-type="float">
            <text:p>0.053654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53326" calcext:value-type="float">
            <text:p>0.05332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12552" calcext:value-type="float">
            <text:p>0.11255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64512" calcext:value-type="float">
            <text:p>0.064512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53681" calcext:value-type="float">
            <text:p>0.053681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53515" calcext:value-type="float">
            <text:p>0.053515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53266" calcext:value-type="float">
            <text:p>0.05326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349421" calcext:value-type="float">
            <text:p>0.34942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70299" calcext:value-type="float">
            <text:p>0.070299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53248" calcext:value-type="float">
            <text:p>0.053248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.051807" calcext:value-type="float">
            <text:p>0.051807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51805" calcext:value-type="float">
            <text:p>0.0518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0.173789" calcext:value-type="float">
            <text:p>0.17378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69807" calcext:value-type="float">
            <text:p>0.069807</text:p>
          </table:table-cell>
          <table:table-cell office:value-type="float" office:value="0.002322" calcext:value-type="float">
            <text:p>0.002322</text:p>
          </table:table-cell>
          <table:table-cell office:value-type="float" office:value="0.058458" calcext:value-type="float">
            <text:p>0.058458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55704" calcext:value-type="float">
            <text:p>0.055704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56625" calcext:value-type="float">
            <text:p>0.056625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52518" calcext:value-type="float">
            <text:p>0.45251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70972" calcext:value-type="float">
            <text:p>0.070972</text:p>
          </table:table-cell>
          <table:table-cell office:value-type="float" office:value="0.005788" calcext:value-type="float">
            <text:p>0.005788</text:p>
          </table:table-cell>
          <table:table-cell office:value-type="float" office:value="0.059943" calcext:value-type="float">
            <text:p>0.059943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55607" calcext:value-type="float">
            <text:p>0.055607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63975" calcext:value-type="float">
            <text:p>0.063975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.403984" calcext:value-type="float">
            <text:p>1.40398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12163" calcext:value-type="float">
            <text:p>0.012163</text:p>
          </table:table-cell>
          <table:table-cell office:value-type="float" office:value="0.065598" calcext:value-type="float">
            <text:p>0.065598</text:p>
          </table:table-cell>
          <table:table-cell office:value-type="float" office:value="0.015792" calcext:value-type="float">
            <text:p>0.015792</text:p>
          </table:table-cell>
          <table:table-cell office:value-type="float" office:value="0.059443" calcext:value-type="float">
            <text:p>0.059443</text:p>
          </table:table-cell>
          <table:table-cell office:value-type="float" office:value="0.006965" calcext:value-type="float">
            <text:p>0.006965</text:p>
          </table:table-cell>
          <table:table-cell office:value-type="float" office:value="0.062524" calcext:value-type="float">
            <text:p>0.062524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55691" calcext:value-type="float">
            <text:p>0.05569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Default" office:value-type="float" office:value="0.014537" calcext:value-type="float">
            <text:p>0.014537</text:p>
          </table:table-cell>
          <table:table-cell table:style-name="Default" office:value-type="float" office:value="0.00001" calcext:value-type="float">
            <text:p>1E-05</text:p>
          </table:table-cell>
          <table:table-cell table:style-name="Default" office:value-type="float" office:value="0.000041" calcext:value-type="float">
            <text:p>4.1E-05</text:p>
          </table:table-cell>
          <table:table-cell table:style-name="Default" office:value-type="float" office:value="0.084529" calcext:value-type="float">
            <text:p>0.084529</text:p>
          </table:table-cell>
          <table:table-cell table:style-name="Default" office:value-type="float" office:value="0.000053" calcext:value-type="float">
            <text:p>5.3E-05</text:p>
          </table:table-cell>
          <table:table-cell table:style-name="Default" office:value-type="float" office:value="0.053155" calcext:value-type="float">
            <text:p>0.053155</text:p>
          </table:table-cell>
          <table:table-cell table:style-name="Default" office:value-type="float" office:value="0.000029" calcext:value-type="float">
            <text:p>2.9E-05</text:p>
          </table:table-cell>
          <table:table-cell table:style-name="Default" office:value-type="float" office:value="0.0515" calcext:value-type="float">
            <text:p>0.0515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float" office:value="0.051605" calcext:value-type="float">
            <text:p>0.051605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3184" calcext:value-type="float">
            <text:p>0.03184</text:p>
          </table:table-cell>
          <table:table-cell table:style-name="ce3" office:value-type="float" office:value="0.000011" calcext:value-type="float">
            <text:p>1.1E-05</text:p>
          </table:table-cell>
          <table:table-cell table:style-name="ce3" office:value-type="float" office:value="0.000086" calcext:value-type="float">
            <text:p>8.6E-05</text:p>
          </table:table-cell>
          <table:table-cell table:style-name="ce3" office:value-type="float" office:value="0.082068" calcext:value-type="float">
            <text:p>0.082068</text:p>
          </table:table-cell>
          <table:table-cell table:style-name="ce3" office:value-type="float" office:value="0.000103" calcext:value-type="float">
            <text:p>0.000103</text:p>
          </table:table-cell>
          <table:table-cell table:style-name="ce3" office:value-type="float" office:value="0.053767" calcext:value-type="float">
            <text:p>0.053767</text:p>
          </table:table-cell>
          <table:table-cell table:style-name="ce3" office:value-type="float" office:value="0.00005" calcext:value-type="float">
            <text:p>5E-05</text:p>
          </table:table-cell>
          <table:table-cell table:style-name="ce3" office:value-type="float" office:value="0.053193" calcext:value-type="float">
            <text:p>0.053193</text:p>
          </table:table-cell>
          <table:table-cell table:style-name="ce3" office:value-type="float" office:value="0.000062" calcext:value-type="float">
            <text:p>6.2E-05</text:p>
          </table:table-cell>
          <table:table-cell table:style-name="ce3" office:value-type="float" office:value="0.052054" calcext:value-type="float">
            <text:p>0.052054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58421" calcext:value-type="float">
            <text:p>0.058421</text:p>
          </table:table-cell>
          <table:table-cell table:style-name="ce3" office:value-type="float" office:value="0.00001" calcext:value-type="float">
            <text:p>1E-05</text:p>
          </table:table-cell>
          <table:table-cell table:style-name="ce3" office:value-type="float" office:value="0.000208" calcext:value-type="float">
            <text:p>0.000208</text:p>
          </table:table-cell>
          <table:table-cell table:style-name="ce3" office:value-type="float" office:value="0.073769" calcext:value-type="float">
            <text:p>0.073769</text:p>
          </table:table-cell>
          <table:table-cell table:style-name="ce3" office:value-type="float" office:value="0.000266" calcext:value-type="float">
            <text:p>0.000266</text:p>
          </table:table-cell>
          <table:table-cell table:style-name="ce3" office:value-type="float" office:value="0.054243" calcext:value-type="float">
            <text:p>0.054243</text:p>
          </table:table-cell>
          <table:table-cell table:style-name="ce3" office:value-type="float" office:value="0.000133" calcext:value-type="float">
            <text:p>0.000133</text:p>
          </table:table-cell>
          <table:table-cell table:style-name="ce3" office:value-type="float" office:value="0.054473" calcext:value-type="float">
            <text:p>0.054473</text:p>
          </table:table-cell>
          <table:table-cell table:style-name="ce3" office:value-type="float" office:value="0.000135" calcext:value-type="float">
            <text:p>0.000135</text:p>
          </table:table-cell>
          <table:table-cell table:style-name="ce3" office:value-type="float" office:value="0.057575" calcext:value-type="float">
            <text:p>0.057575</text:p>
          </table:table-cell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3477" calcext:value-type="float">
            <text:p>0.033477</text:p>
          </table:table-cell>
          <table:table-cell table:style-name="ce3" office:value-type="float" office:value="0.000021" calcext:value-type="float">
            <text:p>2.1E-05</text:p>
          </table:table-cell>
          <table:table-cell table:style-name="ce3" office:value-type="float" office:value="0.000117" calcext:value-type="float">
            <text:p>0.000117</text:p>
          </table:table-cell>
          <table:table-cell table:style-name="ce3" office:value-type="float" office:value="0.074273" calcext:value-type="float">
            <text:p>0.074273</text:p>
          </table:table-cell>
          <table:table-cell table:style-name="ce3" office:value-type="float" office:value="0.00016" calcext:value-type="float">
            <text:p>0.00016</text:p>
          </table:table-cell>
          <table:table-cell table:style-name="ce3" office:value-type="float" office:value="0.051962" calcext:value-type="float">
            <text:p>0.051962</text:p>
          </table:table-cell>
          <table:table-cell table:style-name="ce3" office:value-type="float" office:value="0.000076" calcext:value-type="float">
            <text:p>7.6E-05</text:p>
          </table:table-cell>
          <table:table-cell table:style-name="ce3" office:value-type="float" office:value="0.052071" calcext:value-type="float">
            <text:p>0.052071</text:p>
          </table:table-cell>
          <table:table-cell table:style-name="ce3" office:value-type="float" office:value="0.00009" calcext:value-type="float">
            <text:p>9E-05</text:p>
          </table:table-cell>
          <table:table-cell table:style-name="ce3" office:value-type="float" office:value="0.053216" calcext:value-type="float">
            <text:p>0.053216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7504" calcext:value-type="float">
            <text:p>0.047504</text:p>
          </table:table-cell>
          <table:table-cell table:style-name="ce3" office:value-type="float" office:value="0.000006" calcext:value-type="float">
            <text:p>6E-06</text:p>
          </table:table-cell>
          <table:table-cell table:style-name="ce3" office:value-type="float" office:value="0.000293" calcext:value-type="float">
            <text:p>0.000293</text:p>
          </table:table-cell>
          <table:table-cell table:style-name="ce3" office:value-type="float" office:value="0.074455" calcext:value-type="float">
            <text:p>0.074455</text:p>
          </table:table-cell>
          <table:table-cell table:style-name="ce3" office:value-type="float" office:value="0.000366" calcext:value-type="float">
            <text:p>0.000366</text:p>
          </table:table-cell>
          <table:table-cell table:style-name="ce3" office:value-type="float" office:value="0.054641" calcext:value-type="float">
            <text:p>0.054641</text:p>
          </table:table-cell>
          <table:table-cell table:style-name="ce3" office:value-type="float" office:value="0.000156" calcext:value-type="float">
            <text:p>0.000156</text:p>
          </table:table-cell>
          <table:table-cell table:style-name="ce3" office:value-type="float" office:value="0.054124" calcext:value-type="float">
            <text:p>0.054124</text:p>
          </table:table-cell>
          <table:table-cell table:style-name="ce3" office:value-type="float" office:value="0.000182" calcext:value-type="float">
            <text:p>0.000182</text:p>
          </table:table-cell>
          <table:table-cell table:style-name="ce3" office:value-type="float" office:value="0.054191" calcext:value-type="float">
            <text:p>0.054191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119374" calcext:value-type="float">
            <text:p>0.119374</text:p>
          </table:table-cell>
          <table:table-cell table:style-name="ce3" office:value-type="float" office:value="0.000016" calcext:value-type="float">
            <text:p>1.6E-05</text:p>
          </table:table-cell>
          <table:table-cell table:style-name="ce3" office:value-type="float" office:value="0.000778" calcext:value-type="float">
            <text:p>0.000778</text:p>
          </table:table-cell>
          <table:table-cell table:style-name="ce3" office:value-type="float" office:value="0.071953" calcext:value-type="float">
            <text:p>0.071953</text:p>
          </table:table-cell>
          <table:table-cell table:style-name="ce3" office:value-type="float" office:value="0.001178" calcext:value-type="float">
            <text:p>0.001178</text:p>
          </table:table-cell>
          <table:table-cell table:style-name="ce3" office:value-type="float" office:value="0.054384" calcext:value-type="float">
            <text:p>0.054384</text:p>
          </table:table-cell>
          <table:table-cell table:style-name="ce3" office:value-type="float" office:value="0.000415" calcext:value-type="float">
            <text:p>0.000415</text:p>
          </table:table-cell>
          <table:table-cell table:style-name="ce3" office:value-type="float" office:value="0.05358" calcext:value-type="float">
            <text:p>0.05358</text:p>
          </table:table-cell>
          <table:table-cell table:style-name="ce3" office:value-type="float" office:value="0.000488" calcext:value-type="float">
            <text:p>0.000488</text:p>
          </table:table-cell>
          <table:table-cell table:style-name="ce3" office:value-type="float" office:value="0.056806" calcext:value-type="float">
            <text:p>0.056806</text:p>
          </table:table-cell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58487" calcext:value-type="float">
            <text:p>0.058487</text:p>
          </table:table-cell>
          <table:table-cell table:style-name="ce3" office:value-type="float" office:value="0.000018" calcext:value-type="float">
            <text:p>1.8E-05</text:p>
          </table:table-cell>
          <table:table-cell table:style-name="ce3" office:value-type="float" office:value="0.000433" calcext:value-type="float">
            <text:p>0.000433</text:p>
          </table:table-cell>
          <table:table-cell table:style-name="ce3" office:value-type="float" office:value="0.075182" calcext:value-type="float">
            <text:p>0.075182</text:p>
          </table:table-cell>
          <table:table-cell table:style-name="ce3" office:value-type="float" office:value="0.000592" calcext:value-type="float">
            <text:p>0.000592</text:p>
          </table:table-cell>
          <table:table-cell table:style-name="ce3" office:value-type="float" office:value="0.053532" calcext:value-type="float">
            <text:p>0.053532</text:p>
          </table:table-cell>
          <table:table-cell table:style-name="ce3" office:value-type="float" office:value="0.000268" calcext:value-type="float">
            <text:p>0.000268</text:p>
          </table:table-cell>
          <table:table-cell table:style-name="ce3" office:value-type="float" office:value="0.05368" calcext:value-type="float">
            <text:p>0.05368</text:p>
          </table:table-cell>
          <table:table-cell table:style-name="ce3" office:value-type="float" office:value="0.000301" calcext:value-type="float">
            <text:p>0.000301</text:p>
          </table:table-cell>
          <table:table-cell table:style-name="ce3" office:value-type="float" office:value="0.060639" calcext:value-type="float">
            <text:p>0.060639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12551" calcext:value-type="float">
            <text:p>0.12551</text:p>
          </table:table-cell>
          <table:table-cell table:style-name="ce3" office:value-type="float" office:value="0.000019" calcext:value-type="float">
            <text:p>1.9E-05</text:p>
          </table:table-cell>
          <table:table-cell table:style-name="ce3" office:value-type="float" office:value="0.001128" calcext:value-type="float">
            <text:p>0.001128</text:p>
          </table:table-cell>
          <table:table-cell table:style-name="ce3" office:value-type="float" office:value="0.075999" calcext:value-type="float">
            <text:p>0.075999</text:p>
          </table:table-cell>
          <table:table-cell table:style-name="ce3" office:value-type="float" office:value="0.001415" calcext:value-type="float">
            <text:p>0.001415</text:p>
          </table:table-cell>
          <table:table-cell table:style-name="ce3" office:value-type="float" office:value="0.0546" calcext:value-type="float">
            <text:p>0.0546</text:p>
          </table:table-cell>
          <table:table-cell table:style-name="ce3" office:value-type="float" office:value="0.000651" calcext:value-type="float">
            <text:p>0.000651</text:p>
          </table:table-cell>
          <table:table-cell table:style-name="ce3" office:value-type="float" office:value="0.055844" calcext:value-type="float">
            <text:p>0.055844</text:p>
          </table:table-cell>
          <table:table-cell table:style-name="ce3" office:value-type="float" office:value="0.00065" calcext:value-type="float">
            <text:p>0.00065</text:p>
          </table:table-cell>
          <table:table-cell table:style-name="ce3" office:value-type="float" office:value="0.05837" calcext:value-type="float">
            <text:p>0.05837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365407" calcext:value-type="float">
            <text:p>0.365407</text:p>
          </table:table-cell>
          <table:table-cell table:style-name="ce3" office:value-type="float" office:value="0.00002" calcext:value-type="float">
            <text:p>2E-05</text:p>
          </table:table-cell>
          <table:table-cell table:style-name="ce3" office:value-type="float" office:value="0.003277" calcext:value-type="float">
            <text:p>0.003277</text:p>
          </table:table-cell>
          <table:table-cell table:style-name="ce3" office:value-type="float" office:value="0.07342" calcext:value-type="float">
            <text:p>0.07342</text:p>
          </table:table-cell>
          <table:table-cell table:style-name="ce3" office:value-type="float" office:value="0.004373" calcext:value-type="float">
            <text:p>0.004373</text:p>
          </table:table-cell>
          <table:table-cell table:style-name="ce3" office:value-type="float" office:value="0.054135" calcext:value-type="float">
            <text:p>0.054135</text:p>
          </table:table-cell>
          <table:table-cell table:style-name="ce3" office:value-type="float" office:value="0.001771" calcext:value-type="float">
            <text:p>0.001771</text:p>
          </table:table-cell>
          <table:table-cell table:style-name="ce3" office:value-type="float" office:value="0.053048" calcext:value-type="float">
            <text:p>0.053048</text:p>
          </table:table-cell>
          <table:table-cell table:style-name="ce3" office:value-type="float" office:value="0.001693" calcext:value-type="float">
            <text:p>0.001693</text:p>
          </table:table-cell>
          <table:table-cell table:style-name="ce3" office:value-type="float" office:value="0.052906" calcext:value-type="float">
            <text:p>0.052906</text:p>
          </table:table-cell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71482" calcext:value-type="float">
            <text:p>0.171482</text:p>
          </table:table-cell>
          <table:table-cell table:style-name="ce3" office:value-type="float" office:value="0.000006" calcext:value-type="float">
            <text:p>6E-06</text:p>
          </table:table-cell>
          <table:table-cell table:style-name="ce3" office:value-type="float" office:value="0.001637" calcext:value-type="float">
            <text:p>0.001637</text:p>
          </table:table-cell>
          <table:table-cell table:style-name="ce3" office:value-type="float" office:value="0.080347" calcext:value-type="float">
            <text:p>0.080347</text:p>
          </table:table-cell>
          <table:table-cell table:style-name="ce3" office:value-type="float" office:value="0.002689" calcext:value-type="float">
            <text:p>0.002689</text:p>
          </table:table-cell>
          <table:table-cell table:style-name="ce3" office:value-type="float" office:value="0.059241" calcext:value-type="float">
            <text:p>0.059241</text:p>
          </table:table-cell>
          <table:table-cell table:style-name="ce3" office:value-type="float" office:value="0.001026" calcext:value-type="float">
            <text:p>0.001026</text:p>
          </table:table-cell>
          <table:table-cell table:style-name="ce3" office:value-type="float" office:value="0.054023" calcext:value-type="float">
            <text:p>0.054023</text:p>
          </table:table-cell>
          <table:table-cell table:style-name="ce3" office:value-type="float" office:value="0.001283" calcext:value-type="float">
            <text:p>0.001283</text:p>
          </table:table-cell>
          <table:table-cell table:style-name="ce3" office:value-type="float" office:value="0.054079" calcext:value-type="float">
            <text:p>0.054079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442127" calcext:value-type="float">
            <text:p>0.442127</text:p>
          </table:table-cell>
          <table:table-cell table:style-name="ce3" office:value-type="float" office:value="0.000006" calcext:value-type="float">
            <text:p>6E-06</text:p>
          </table:table-cell>
          <table:table-cell table:style-name="ce3" office:value-type="float" office:value="0.004866" calcext:value-type="float">
            <text:p>0.004866</text:p>
          </table:table-cell>
          <table:table-cell table:style-name="ce3" office:value-type="float" office:value="0.076506" calcext:value-type="float">
            <text:p>0.076506</text:p>
          </table:table-cell>
          <table:table-cell table:style-name="ce3" office:value-type="float" office:value="0.00601" calcext:value-type="float">
            <text:p>0.00601</text:p>
          </table:table-cell>
          <table:table-cell table:style-name="ce3" office:value-type="float" office:value="0.058069" calcext:value-type="float">
            <text:p>0.058069</text:p>
          </table:table-cell>
          <table:table-cell table:style-name="ce3" office:value-type="float" office:value="0.002485" calcext:value-type="float">
            <text:p>0.002485</text:p>
          </table:table-cell>
          <table:table-cell table:style-name="ce3" office:value-type="float" office:value="0.055145" calcext:value-type="float">
            <text:p>0.055145</text:p>
          </table:table-cell>
          <table:table-cell table:style-name="ce3" office:value-type="float" office:value="0.002896" calcext:value-type="float">
            <text:p>0.002896</text:p>
          </table:table-cell>
          <table:table-cell table:style-name="ce3" office:value-type="float" office:value="0.055384" calcext:value-type="float">
            <text:p>0.055384</text:p>
          </table:table-cell>
          <table:table-cell table:number-columns-repeated="1012"/>
        </table:table-row>
        <table:table-row table:style-name="ro1">
          <table:covered-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.402518" calcext:value-type="float">
            <text:p>1.402518</text:p>
          </table:table-cell>
          <table:table-cell table:style-name="ce3" office:value-type="float" office:value="0.000006" calcext:value-type="float">
            <text:p>6E-06</text:p>
          </table:table-cell>
          <table:table-cell table:style-name="ce3" office:value-type="float" office:value="0.012336" calcext:value-type="float">
            <text:p>0.012336</text:p>
          </table:table-cell>
          <table:table-cell table:style-name="ce3" office:value-type="float" office:value="0.089209" calcext:value-type="float">
            <text:p>0.089209</text:p>
          </table:table-cell>
          <table:table-cell table:style-name="ce3" office:value-type="float" office:value="0.017509" calcext:value-type="float">
            <text:p>0.017509</text:p>
          </table:table-cell>
          <table:table-cell table:style-name="ce3" office:value-type="float" office:value="0.059943" calcext:value-type="float">
            <text:p>0.059943</text:p>
          </table:table-cell>
          <table:table-cell table:style-name="ce3" office:value-type="float" office:value="0.007144" calcext:value-type="float">
            <text:p>0.007144</text:p>
          </table:table-cell>
          <table:table-cell table:style-name="ce3" office:value-type="float" office:value="0.054062" calcext:value-type="float">
            <text:p>0.054062</text:p>
          </table:table-cell>
          <table:table-cell table:style-name="ce3" office:value-type="float" office:value="0.006652" calcext:value-type="float">
            <text:p>0.006652</text:p>
          </table:table-cell>
          <table:table-cell table:style-name="ce3" office:value-type="float" office:value="0.057342" calcext:value-type="float">
            <text:p>0.057342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00/00/00</text:date>, <text:time style:data-style-name="N2" text:time-value="17:03:29.960177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12:16.127217129</meta:creation-date>
    <meta:generator>LibreOffice/6.0.7.3$Linux_X86_64 LibreOffice_project/00m0$Build-3</meta:generator>
    <dc:date>2019-04-13T19:12:07.563622205</dc:date>
    <meta:editing-duration>PT2H21M</meta:editing-duration>
    <meta:editing-cycles>39</meta:editing-cycles>
    <meta:document-statistic meta:table-count="1" meta:cell-count="286" meta:object-count="0"/>
  </office:meta>
</office:document-meta>
</file>